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2f6a4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-width="0.457cm" draw:marker-end="Arrow" draw:marker-end-width="0.508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fill="none" draw:fill-color="#a2f6a4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2.2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2.483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none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0cm"/>
    </style:style>
    <style:style style:name="gr14" style:family="graphic" style:parent-style-name="standard">
      <style:graphic-properties svg:stroke-width="0.102cm" draw:marker-start-width="0.457cm" draw:marker-end="Arrow" draw:marker-end-width="0.66cm" draw:fill="solid" draw:fill-color="#a2f6a4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2.4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2.264cm"/>
    </style:style>
    <style:style style:name="gr17" style:family="graphic" style:parent-style-name="standard">
      <style:graphic-properties svg:stroke-width="0.102cm" draw:marker-start-width="0.457cm" draw:marker-end="Arrow" draw:marker-end-width="0.508cm" draw:fill="solid" draw:fill-color="#a2f6a4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18cm"/>
    </style:style>
    <style:style style:name="gr20" style:family="graphic" style:parent-style-name="standard">
      <style:graphic-properties svg:stroke-width="0.102cm" draw:marker-start-width="0.457cm" draw:marker-end="Arrow" draw:marker-end-width="0.66cm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2.5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1.9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1.8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45cm"/>
    </style:style>
    <style:style style:name="gr25" style:family="graphic" style:parent-style-name="standard">
      <style:graphic-properties draw:marker-end="Arrow" draw:textarea-horizontal-align="center" draw:textarea-vertical-align="middle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cm"/>
    </style:style>
    <style:style style:name="gr28" style:family="graphic" style:parent-style-name="standard">
      <style:graphic-properties svg:stroke-width="0.051cm" draw:marker-start-width="0.381cm" draw:marker-end="Arrow" draw:marker-end-width="0.533cm" draw:fill="solid" draw:fill-color="#a2f6a4" draw:fill-image-width="0cm" draw:fill-image-height="0cm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8pt" style:text-underline-style="none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style:text-underline-style="none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fo:font-size="16pt" style:text-underline-style="solid" style:text-underline-width="auto" style:text-underline-color="font-color"/>
    </style:style>
    <style:style style:name="P10" style:family="paragraph">
      <style:paragraph-properties fo:margin-left="0cm" fo:margin-right="0cm" fo:text-align="center" fo:text-indent="0cm"/>
      <style:text-properties fo:font-size="16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none" style:font-size-asian="18pt" style:font-size-complex="18pt"/>
    </style:style>
    <style:style style:name="T3" style:family="text">
      <style:text-properties fo:font-size="16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5cm" svg:height="1.27cm" svg:x="2.541cm" svg:y="1.94cm">
          <text:p text:style-name="P1"><text:span text:style-name="T1">SS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5.716cm" svg:y="1.94cm">
          <text:p text:style-name="P1"><text:span text:style-name="T2">First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55cm" svg:height="1.27cm" svg:x="9.516cm" svg:y="1.94cm">
          <text:p text:style-name="P1"><text:span text:style-name="T2">Middl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13.971cm" svg:y="1.94cm">
          <text:p text:style-name="P1"><text:span text:style-name="T2">LastName</text:span></text:p>
          <draw:enhanced-geometry svg:viewBox="0 0 21600 21600" draw:type="rectangle" draw:enhanced-path="M 0 0 L 21600 0 21600 21600 0 21600 0 0 Z N"/>
        </draw:custom-shape>
        <draw:frame draw:style-name="gr3" draw:layer="layout" svg:width="3.317cm" svg:height="0.984cm" svg:x="0.636cm" svg:y="0.77cm">
          <draw:text-box>
            <text:p text:style-name="P4">Employee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2.567cm" svg:height="1.27cm" svg:x="1.599cm" svg:y="1.826cm">
          <text:p text:style-name="P1"><text:span text:style-name="T1">SS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202cm" svg:height="1.27cm" svg:x="4.139cm" svg:y="1.826cm">
          <text:p text:style-name="P1"><text:span text:style-name="T2">First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27cm" svg:x="7.341cm" svg:y="1.826cm">
          <text:p text:style-name="P1"><text:span text:style-name="T2">Middle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27cm" svg:x="11.151cm" svg:y="1.826cm">
          <text:p text:style-name="P1"><text:span text:style-name="T2">Last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67cm" svg:height="1.27cm" svg:x="14.961cm" svg:y="1.826cm">
          <text:p text:style-name="P1"><text:span text:style-name="T2">Do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1.27cm" svg:x="1.599cm" svg:y="5.132cm">
          <text:p text:style-name="P1"><text:span text:style-name="T1">SSN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3.504cm" svg:y1="5.132cm" svg:x2="3.504cm" svg:y2="3.227cm">
          <text:p text:style-name="P4"/>
        </draw:line>
        <draw:custom-shape draw:style-name="gr5" draw:text-style-name="P2" draw:layer="layout" svg:width="3.175cm" svg:height="1.27cm" svg:x="4.774cm" svg:y="5.132cm">
          <text:p text:style-name="P1"><text:span text:style-name="T1">email</text:span></text:p>
          <draw:enhanced-geometry svg:viewBox="0 0 21600 21600" draw:type="rectangle" draw:enhanced-path="M 0 0 L 21600 0 21600 21600 0 21600 0 0 Z N"/>
        </draw:custom-shape>
        <draw:frame draw:style-name="gr3" draw:layer="layout" svg:width="3.317cm" svg:height="0.984cm" svg:x="0.822cm" svg:y="0.612cm">
          <draw:text-box>
            <text:p text:style-name="P4">Employee</text:p>
          </draw:text-box>
        </draw:frame>
        <draw:frame draw:style-name="gr3" draw:layer="layout" svg:width="2.403cm" svg:height="0.984cm" svg:x="1.101cm" svg:y="4.166cm">
          <draw:text-box>
            <text:p text:style-name="P4">Emails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2" draw:layer="measurelines" svg:width="2.567cm" svg:height="1.27cm" svg:x="1.799cm" svg:y="3.026cm">
          <text:p text:style-name="P1"><text:span text:style-name="T1">ISB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2.367cm" svg:height="1.27cm" svg:x="4.339cm" svg:y="3.026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175cm" svg:height="1.27cm" svg:x="6.706cm" svg:y="3.026cm">
          <text:p text:style-name="P1"><text:span text:style-name="T2">Bind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81cm" svg:height="1.27cm" svg:x="9.881cm" svg:y="3.026cm">
          <text:p text:style-name="P1"><text:span text:style-name="T2">NumPag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measurelines" svg:width="3.81cm" svg:height="1.27cm" svg:x="13.691cm" svg:y="3.026cm">
          <text:p text:style-name="P1"><text:span text:style-name="T2">Dimens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measurelines" svg:width="3.175cm" svg:height="1.27cm" svg:x="1.799cm" svg:y="6.332cm">
          <text:p text:style-name="P1"><text:span text:style-name="T1">Book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measurelines" svg:x1="3.704cm" svg:y1="6.332cm" svg:x2="3.704cm" svg:y2="4.427cm">
          <text:p text:style-name="P4"/>
        </draw:line>
        <draw:custom-shape draw:style-name="gr7" draw:text-style-name="P2" draw:layer="measurelines" svg:width="3.175cm" svg:height="1.27cm" svg:x="4.974cm" svg:y="6.332cm">
          <text:p text:style-name="P1"><text:span text:style-name="T1">Author</text:span></text:p>
          <draw:enhanced-geometry svg:viewBox="0 0 21600 21600" draw:type="rectangle" draw:enhanced-path="M 0 0 L 21600 0 21600 21600 0 21600 0 0 Z N"/>
        </draw:custom-shape>
        <draw:frame draw:style-name="gr3" draw:layer="measurelines" svg:width="1.946cm" svg:height="0.984cm" svg:x="0.991cm" svg:y="1.912cm">
          <draw:text-box>
            <text:p text:style-name="P4">Book</text:p>
          </draw:text-box>
        </draw:frame>
        <draw:frame draw:style-name="gr3" draw:layer="measurelines" svg:width="2.686cm" svg:height="0.984cm" svg:x="0.801cm" svg:y="5.366cm">
          <draw:text-box>
            <text:p text:style-name="P4">Authors</text:p>
          </draw:text-box>
        </draw:frame>
      </draw:page>
      <draw:page draw:name="StudentProgram" draw:style-name="dp1" draw:master-page-name="Default">
        <office:forms form:automatic-focus="false" form:apply-design-mode="false"/>
        <draw:custom-shape draw:style-name="gr7" draw:text-style-name="P2" draw:layer="measurelines" svg:width="1.905cm" svg:height="1.115cm" svg:x="2.126cm" svg:y="2.339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measurelines" svg:width="2.54cm" svg:height="1.115cm" svg:x="4.031cm" svg:y="2.339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measurelines" svg:width="2.733cm" svg:height="1.331cm" svg:x="1.535cm" svg:y="1.349cm">
          <draw:text-box>
            <text:p text:style-name="P4">Student</text:p>
          </draw:text-box>
        </draw:frame>
        <draw:custom-shape draw:style-name="gr7" draw:text-style-name="P2" draw:id="id2" draw:layer="measurelines" svg:width="1.905cm" svg:height="1.27cm" svg:x="12.156cm" svg:y="2.261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measurelines" svg:width="2.54cm" svg:height="1.27cm" svg:x="14.061cm" svg:y="2.261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measurelines" svg:width="2.983cm" svg:height="1.331cm" svg:x="11.521cm" svg:y="1.349cm">
          <draw:text-box>
            <text:p text:style-name="P4">Program</text:p>
          </draw:text-box>
        </draw:frame>
        <draw:custom-shape draw:style-name="gr10" draw:text-style-name="P3" draw:id="id1" draw:layer="measurelines" svg:width="2.54cm" svg:height="1.114cm" svg:x="6.571cm" svg:y="2.339cm">
          <text:p text:style-name="P1"><text:span text:style-name="T2">maj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measurelines" svg:x1="9.111cm" svg:y1="2.896cm" svg:x2="12.156cm" svg:y2="2.896cm" draw:start-shape="id1" draw:start-glue-point="1" draw:end-shape="id2" draw:end-glue-point="3">
          <text:p text:style-name="P4"/>
        </draw:connector>
      </draw:page>
      <draw:page draw:name="PersonLivesInSince" draw:style-name="dp1" draw:master-page-name="Default">
        <office:forms form:automatic-focus="false" form:apply-design-mode="false"/>
        <draw:custom-shape draw:style-name="gr7" draw:text-style-name="P2" draw:layer="layout" svg:width="1.463cm" svg:height="1.115cm" svg:x="1.433cm" svg:y="2.266cm">
          <text:p text:style-name="P1"><text:span text:style-name="T1">S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905cm" svg:height="1.115cm" svg:x="2.896cm" svg:y="2.261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2.733cm" svg:height="1.331cm" svg:x="1.535cm" svg:y="1.349cm">
          <draw:text-box>
            <text:p text:style-name="P4">Person</text:p>
          </draw:text-box>
        </draw:frame>
        <draw:frame draw:style-name="gr9" draw:text-style-name="P4" draw:layer="layout" svg:width="2.983cm" svg:height="1.331cm" svg:x="11.521cm" svg:y="1.349cm">
          <draw:text-box>
            <text:p text:style-name="P4">Country</text:p>
          </draw:text-box>
        </draw:frame>
        <draw:custom-shape draw:style-name="gr12" draw:text-style-name="P3" draw:id="id3" draw:layer="layout" svg:width="2.54cm" svg:height="1.114cm" svg:x="7.976cm" svg:y="2.261cm">
          <text:p text:style-name="P1"><text:span text:style-name="T2">Cou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svg:x1="10.516cm" svg:y1="2.818cm" svg:x2="12.421cm" svg:y2="2.818cm" draw:start-shape="id3" draw:start-glue-point="1" draw:end-shape="id4" draw:end-glue-point="3">
          <text:p text:style-name="P4"/>
        </draw:connector>
        <draw:custom-shape draw:style-name="gr12" draw:text-style-name="P3" draw:layer="layout" svg:width="3.175cm" svg:height="1.114cm" svg:x="4.801cm" svg:y="2.261cm">
          <text:p text:style-name="P1"><text:span text:style-name="T2">LivesSi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id="id4" draw:layer="layout" svg:width="3.175cm" svg:height="1.115cm" svg:x="12.421cm" svg:y="2.261cm">
          <text:p text:style-name="P1"><text:span text:style-name="T1">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905cm" svg:height="1.115cm" svg:x="15.596cm" svg:y="2.261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office:forms form:automatic-focus="false" form:apply-design-mode="false"/>
        <draw:custom-shape draw:style-name="gr7" draw:text-style-name="P2" draw:id="id6" draw:layer="measurelines" svg:width="3.175cm" svg:height="0.915cm" svg:x="1.626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measurelines" svg:width="2.869cm" svg:height="0.915cm" svg:x="4.80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measurelines" svg:width="2.686cm" svg:height="1.331cm" svg:x="0.991cm" svg:y="1.13cm">
          <draw:text-box>
            <text:p text:style-name="P4">Student</text:p>
          </draw:text-box>
        </draw:frame>
        <draw:custom-shape draw:style-name="gr7" draw:text-style-name="P2" draw:id="id8" draw:layer="measurelines" svg:width="2.54cm" svg:height="0.915cm" svg:x="11.821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measurelines" svg:width="2.54cm" svg:height="0.915cm" svg:x="14.36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measurelines" svg:width="2.932cm" svg:height="1.331cm" svg:x="11.204cm" svg:y="1.113cm">
          <draw:text-box>
            <text:p text:style-name="P4">Program</text:p>
          </draw:text-box>
        </draw:frame>
        <draw:custom-shape draw:style-name="gr10" draw:text-style-name="P2" draw:id="id5" draw:layer="measurelines" svg:width="3.175cm" svg:height="1.115cm" svg:x="5.306cm" svg:y="5.226cm">
          <text:p text:style-name="P1"><text:span text:style-name="T1">Stud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id="id7" draw:layer="measurelines" svg:width="3.175cm" svg:height="1.115cm" svg:x="8.481cm" svg:y="5.226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measurelines" svg:width="2.932cm" svg:height="1.331cm" svg:x="4.066cm" svg:y="4.375cm">
          <draw:text-box>
            <text:p text:style-name="P4">MajorsIn</text:p>
          </draw:text-box>
        </draw:frame>
        <draw:connector draw:style-name="gr14" draw:text-style-name="P5" draw:layer="measurelines" svg:x1="5.306cm" svg:y1="5.783cm" svg:x2="3.213cm" svg:y2="2.896cm" draw:start-shape="id5" draw:start-glue-point="3" draw:end-shape="id6" draw:end-glue-point="2">
          <text:p text:style-name="P4"/>
        </draw:connector>
        <draw:connector draw:style-name="gr14" draw:text-style-name="P5" draw:layer="measurelines" svg:x1="11.656cm" svg:y1="5.783cm" svg:x2="13.091cm" svg:y2="2.896cm" draw:start-shape="id7" draw:start-glue-point="1" draw:end-shape="id8" draw:end-glue-point="2">
          <text:p text:style-name="P4"/>
        </draw:connector>
      </draw:page>
      <draw:page draw:name="page7" draw:style-name="dp1" draw:master-page-name="Default">
        <office:forms form:automatic-focus="false" form:apply-design-mode="false"/>
        <draw:custom-shape draw:style-name="gr7" draw:text-style-name="P2" draw:id="id10" draw:layer="layout" svg:width="3.175cm" svg:height="0.915cm" svg:x="1.626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69cm" svg:height="0.915cm" svg:x="4.80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509cm" svg:height="1.331cm" svg:x="0.991cm" svg:y="1.13cm">
          <draw:text-box>
            <text:p text:style-name="P4">Person</text:p>
          </draw:text-box>
        </draw:frame>
        <draw:custom-shape draw:style-name="gr7" draw:text-style-name="P2" draw:id="id12" draw:layer="layout" svg:width="2.54cm" svg:height="0.915cm" svg:x="11.821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4cm" svg:height="0.915cm" svg:x="14.36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72cm" svg:height="1.331cm" svg:x="11.204cm" svg:y="1.113cm">
          <draw:text-box>
            <text:p text:style-name="P4">Country</text:p>
          </draw:text-box>
        </draw:frame>
        <draw:custom-shape draw:style-name="gr12" draw:text-style-name="P2" draw:id="id9" draw:layer="layout" svg:width="3.175cm" svg:height="1.115cm" svg:x="5.306cm" svg:y="5.226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11" draw:layer="layout" svg:width="3.175cm" svg:height="1.115cm" svg:x="8.481cm" svg:y="5.226cm">
          <text:p text:style-name="P1"><text:span text:style-name="T1">Country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317cm" svg:height="1.331cm" svg:x="4.066cm" svg:y="4.375cm">
          <draw:text-box>
            <text:p text:style-name="P4">IsNational</text:p>
          </draw:text-box>
        </draw:frame>
        <draw:connector draw:style-name="gr14" draw:text-style-name="P5" draw:layer="layout" svg:x1="5.306cm" svg:y1="5.783cm" svg:x2="3.213cm" svg:y2="2.896cm" draw:start-shape="id9" draw:start-glue-point="3" draw:end-shape="id10" draw:end-glue-point="2">
          <text:p text:style-name="P4"/>
        </draw:connector>
        <draw:connector draw:style-name="gr14" draw:text-style-name="P5" draw:layer="layout" svg:x1="11.656cm" svg:y1="5.783cm" svg:x2="13.091cm" svg:y2="2.896cm" draw:start-shape="id11" draw:start-glue-point="1" draw:end-shape="id12" draw:end-glue-point="2">
          <text:p text:style-name="P4"/>
        </draw:connector>
      </draw:page>
      <draw:page draw:name="page8" draw:style-name="dp1" draw:master-page-name="Default">
        <office:forms form:automatic-focus="false" form:apply-design-mode="false"/>
        <draw:custom-shape draw:style-name="gr1" draw:text-style-name="P2" draw:id="id14" draw:layer="layout" svg:width="2.567cm" svg:height="1.27cm" svg:x="1.799cm" svg:y="3.026cm">
          <text:p text:style-name="P1"><text:span text:style-name="T1">SS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67cm" svg:height="1.27cm" svg:x="4.339cm" svg:y="3.02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3" draw:layer="layout" svg:width="3.175cm" svg:height="1.27cm" svg:x="6.706cm" svg:y="3.026cm">
          <text:p text:style-name="P1"><text:span text:style-name="T2">Boss</text:span></text:p>
          <draw:enhanced-geometry svg:viewBox="0 0 21600 21600" draw:type="rectangle" draw:enhanced-path="M 0 0 L 21600 0 21600 21600 0 21600 0 0 Z N"/>
        </draw:custom-shape>
        <draw:frame draw:style-name="gr3" draw:layer="layout" svg:width="3.317cm" svg:height="0.984cm" svg:x="0.991cm" svg:y="1.912cm">
          <draw:text-box>
            <text:p text:style-name="P4">Employee</text:p>
          </draw:text-box>
        </draw:frame>
        <draw:connector draw:style-name="gr11" draw:text-style-name="P5" draw:layer="layout" draw:line-skew="0.64cm" svg:x1="8.293cm" svg:y1="4.296cm" svg:x2="3.082cm" svg:y2="4.296cm" draw:start-shape="id13" draw:start-glue-point="2" draw:end-shape="id14" draw:end-glue-point="2">
          <text:p text:style-name="P4"/>
        </draw:connector>
      </draw:page>
      <draw:page draw:name="page9" draw:style-name="dp1" draw:master-page-name="Default">
        <office:forms form:automatic-focus="false" form:apply-design-mode="false"/>
        <draw:custom-shape draw:style-name="gr7" draw:text-style-name="P2" draw:id="id16" draw:layer="layout" svg:width="3.175cm" svg:height="0.915cm" svg:x="1.626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id="id18" draw:layer="layout" svg:width="2.869cm" svg:height="0.915cm" svg:x="4.80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738cm" svg:height="1.331cm" svg:x="0.991cm" svg:y="1.13cm">
          <draw:text-box>
            <text:p text:style-name="P4">Item</text:p>
          </draw:text-box>
        </draw:frame>
        <draw:custom-shape draw:style-name="gr12" draw:text-style-name="P2" draw:id="id15" draw:layer="layout" svg:width="3.175cm" svg:height="1.115cm" svg:x="5.436cm" svg:y="5.436cm">
          <text:p text:style-name="P1"><text:span text:style-name="T1">Whol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17" draw:layer="layout" svg:width="3.175cm" svg:height="1.115cm" svg:x="8.611cm" svg:y="5.436cm">
          <text:p text:style-name="P1"><text:span text:style-name="T1">Part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218cm" svg:height="1.331cm" svg:x="3.666cm" svg:y="4.575cm">
          <draw:text-box>
            <text:p text:style-name="P4">HasComponents</text:p>
          </draw:text-box>
        </draw:frame>
        <draw:connector draw:style-name="gr14" draw:text-style-name="P5" draw:layer="layout" svg:x1="5.436cm" svg:y1="5.993cm" svg:x2="3.213cm" svg:y2="2.896cm" draw:start-shape="id15" draw:start-glue-point="3" draw:end-shape="id16" draw:end-glue-point="2">
          <text:p text:style-name="P4"/>
        </draw:connector>
        <draw:connector draw:style-name="gr14" draw:text-style-name="P5" draw:layer="layout" svg:x1="10.198cm" svg:y1="5.436cm" svg:x2="6.235cm" svg:y2="2.896cm" draw:start-shape="id17" draw:start-glue-point="0" draw:end-shape="id18" draw:end-glue-point="2">
          <text:p text:style-name="P4"/>
        </draw:connector>
        <draw:custom-shape draw:style-name="gr12" draw:text-style-name="P3" draw:layer="layout" svg:width="3.175cm" svg:height="1.115cm" svg:x="11.786cm" svg:y="5.436cm">
          <text:p text:style-name="P1"><text:span text:style-name="T2">Quantity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office:forms form:automatic-focus="false" form:apply-design-mode="false"/>
        <draw:custom-shape draw:style-name="gr7" draw:text-style-name="P2" draw:id="id19" draw:layer="layout" svg:width="2.117cm" svg:height="1.75cm" svg:x="10.516cm" svg:y="2.416cm">
          <text:p text:style-name="P1"><text:span text:style-name="T1">Em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116cm" svg:height="1.75cm" svg:x="12.633cm" svg:y="2.416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597cm" svg:height="1.331cm" svg:x="9.635cm" svg:y="1.391cm">
          <draw:text-box>
            <text:p text:style-name="P4">Dependent</text:p>
          </draw:text-box>
        </draw:frame>
        <draw:custom-shape draw:style-name="gr7" draw:text-style-name="P2" draw:id="id20" draw:layer="layout" svg:width="2.646cm" svg:height="1.75cm" svg:x="2.049cm" svg:y="2.416cm">
          <text:p text:style-name="P1"><text:span text:style-name="T1">SS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64cm" svg:height="1.75cm" svg:x="4.695cm" svg:y="2.41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317cm" svg:height="1.331cm" svg:x="1.224cm" svg:y="1.27cm">
          <draw:text-box>
            <text:p text:style-name="P4">Employee</text:p>
          </draw:text-box>
        </draw:frame>
        <draw:custom-shape draw:style-name="gr12" draw:text-style-name="P2" draw:layer="layout" svg:width="2.117cm" svg:height="1.749cm" svg:x="14.749cm" svg:y="2.417cm">
          <text:p text:style-name="P1"><text:span text:style-name="T1">DoB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line-skew="0.77cm" svg:x1="11.574cm" svg:y1="4.166cm" svg:x2="3.372cm" svg:y2="4.166cm" draw:start-shape="id19" draw:start-glue-point="2" draw:end-shape="id20" draw:end-glue-point="2">
          <text:p text:style-name="P4"/>
        </draw:connector>
        <draw:custom-shape draw:style-name="gr7" draw:text-style-name="P2" draw:layer="layout" svg:width="3.551cm" svg:height="1.27cm" svg:x="2.049cm" svg:y="13.056cm">
          <text:p text:style-name="P1"><text:span text:style-name="T1">Course Nu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704cm" svg:height="1.27cm" svg:x="5.6cm" svg:y="13.056cm">
          <text:p text:style-name="P1"><text:span text:style-name="T2">Course Titl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51cm" svg:height="1.115cm" svg:x="5.224cm" svg:y="17.501cm">
          <text:p text:style-name="P1"><text:span text:style-name="T1">Section Nu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7cm" svg:height="1.115cm" svg:x="8.775cm" svg:y="17.501cm">
          <text:p text:style-name="P1"><text:span text:style-name="T2">Ter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17cm" svg:height="1.115cm" svg:x="11.045cm" svg:y="17.501cm">
          <text:p text:style-name="P1"><text:span text:style-name="T2">DoW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17cm" svg:height="1.115cm" svg:x="13.162cm" svg:y="17.501cm">
          <text:p text:style-name="P1"><text:span text:style-name="T2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2.614cm" svg:height="0.984cm" svg:x="0.991cm" svg:y="16.231cm">
          <draw:text-box>
            <text:p text:style-name="P4">Section</text:p>
          </draw:text-box>
        </draw:frame>
        <draw:frame draw:style-name="gr19" draw:text-style-name="P4" draw:layer="layout" svg:width="2.542cm" svg:height="0.984cm" svg:x="0.991cm" svg:y="12.09cm">
          <draw:text-box>
            <text:p text:style-name="P4">Course</text:p>
          </draw:text-box>
        </draw:frame>
        <draw:custom-shape draw:style-name="gr7" draw:text-style-name="P2" draw:layer="layout" svg:width="3.55cm" svg:height="1.115cm" svg:x="1.674cm" svg:y="17.501cm">
          <text:p text:style-name="P1"><text:span text:style-name="T1">Course Num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3.637cm" svg:y1="17.501cm" svg:x2="3.637cm" svg:y2="14.326cm">
          <text:p text:style-name="P4"/>
        </draw:line>
      </draw:page>
      <draw:page draw:name="BookChapterWeak" draw:style-name="dp1" draw:master-page-name="Default">
        <office:forms form:automatic-focus="false" form:apply-design-mode="false"/>
        <draw:custom-shape draw:style-name="gr7" draw:text-style-name="P2" draw:id="id21" draw:layer="layout" svg:width="2.117cm" svg:height="1.115cm" svg:x="10.517cm" svg:y="2.416cm">
          <text:p text:style-name="P1"><text:span text:style-name="T1">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962cm" svg:height="1.115cm" svg:x="12.634cm" svg:y="2.416cm">
          <text:p text:style-name="P1"><text:span text:style-name="T1">Number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998cm" svg:height="1.331cm" svg:x="9.636cm" svg:y="1.391cm">
          <draw:text-box>
            <text:p text:style-name="P4">Chapter</text:p>
          </draw:text-box>
        </draw:frame>
        <draw:custom-shape draw:style-name="gr7" draw:text-style-name="P2" draw:id="id22" draw:layer="layout" svg:width="2.646cm" svg:height="1.115cm" svg:x="2.05cm" svg:y="2.416cm">
          <text:p text:style-name="P1"><text:span text:style-name="T1">ISB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64cm" svg:height="1.115cm" svg:x="4.696cm" svg:y="2.416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2.764cm" svg:height="1.331cm" svg:x="1.225cm" svg:y="1.27cm">
          <draw:text-box>
            <text:p text:style-name="P4">Book</text:p>
          </draw:text-box>
        </draw:frame>
        <draw:custom-shape draw:style-name="gr12" draw:text-style-name="P3" draw:layer="layout" svg:width="1.906cm" svg:height="1.114cm" svg:x="15.595cm" svg:y="2.417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line-skew="0.77cm" svg:x1="11.575cm" svg:y1="3.531cm" svg:x2="3.373cm" svg:y2="3.531cm" draw:start-shape="id21" draw:start-glue-point="2" draw:end-shape="id22" draw:end-glue-point="2">
          <text:p text:style-name="P4"/>
        </draw:connector>
        <draw:custom-shape draw:style-name="gr7" draw:text-style-name="P2" draw:layer="layout" svg:width="3.551cm" svg:height="1.27cm" svg:x="2.05cm" svg:y="13.056cm">
          <text:p text:style-name="P1"><text:span text:style-name="T1">Course Nu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704cm" svg:height="1.27cm" svg:x="5.601cm" svg:y="13.056cm">
          <text:p text:style-name="P1"><text:span text:style-name="T2">Course Titl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51cm" svg:height="1.115cm" svg:x="5.225cm" svg:y="17.501cm">
          <text:p text:style-name="P1"><text:span text:style-name="T1">Section Nu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7cm" svg:height="1.115cm" svg:x="8.776cm" svg:y="17.501cm">
          <text:p text:style-name="P1"><text:span text:style-name="T2">Ter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17cm" svg:height="1.115cm" svg:x="11.046cm" svg:y="17.501cm">
          <text:p text:style-name="P1"><text:span text:style-name="T2">DoW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17cm" svg:height="1.115cm" svg:x="13.163cm" svg:y="17.501cm">
          <text:p text:style-name="P1"><text:span text:style-name="T2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2.614cm" svg:height="0.984cm" svg:x="0.992cm" svg:y="16.231cm">
          <draw:text-box>
            <text:p text:style-name="P4">Section</text:p>
          </draw:text-box>
        </draw:frame>
        <draw:frame draw:style-name="gr19" draw:text-style-name="P4" draw:layer="layout" svg:width="2.542cm" svg:height="0.984cm" svg:x="0.992cm" svg:y="12.09cm">
          <draw:text-box>
            <text:p text:style-name="P4">Course</text:p>
          </draw:text-box>
        </draw:frame>
        <draw:custom-shape draw:style-name="gr7" draw:text-style-name="P2" draw:layer="layout" svg:width="3.55cm" svg:height="1.115cm" svg:x="1.675cm" svg:y="17.501cm">
          <text:p text:style-name="P1"><text:span text:style-name="T1">Course Num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3.638cm" svg:y1="17.501cm" svg:x2="3.638cm" svg:y2="14.326cm">
          <text:p text:style-name="P4"/>
        </draw:line>
        <draw:custom-shape draw:style-name="gr7" draw:text-style-name="P3" draw:layer="layout" svg:width="2.599cm" svg:height="1.115cm" svg:x="6.647cm" svg:y="2.416cm">
          <text:p text:style-name="P1"><text:span text:style-name="T2">Edition</text:span></text:p>
          <draw:enhanced-geometry svg:viewBox="0 0 21600 21600" draw:type="rectangle" draw:enhanced-path="M 0 0 L 21600 0 21600 21600 0 21600 0 0 Z N"/>
        </draw:custom-shape>
      </draw:page>
      <draw:page draw:name="SkillRecordBinaryAssociative" draw:style-name="dp1" draw:master-page-name="Default">
        <office:forms form:automatic-focus="false" form:apply-design-mode="false"/>
        <draw:custom-shape draw:style-name="gr7" draw:text-style-name="P2" draw:id="id24" draw:layer="layout" svg:width="3.175cm" svg:height="0.915cm" svg:x="1.626cm" svg:y="1.981cm">
          <text:p text:style-name="P1"><text:span text:style-name="T1">SS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69cm" svg:height="0.915cm" svg:x="4.80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317cm" svg:height="1.331cm" svg:x="0.991cm" svg:y="1.13cm">
          <draw:text-box>
            <text:p text:style-name="P4">Employee</text:p>
          </draw:text-box>
        </draw:frame>
        <draw:custom-shape draw:style-name="gr7" draw:text-style-name="P2" draw:id="id26" draw:layer="layout" svg:width="2.54cm" svg:height="0.915cm" svg:x="11.821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4cm" svg:height="0.915cm" svg:x="14.36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662cm" svg:height="1.331cm" svg:x="11.204cm" svg:y="1.113cm">
          <draw:text-box>
            <text:p text:style-name="P4">Skill</text:p>
          </draw:text-box>
        </draw:frame>
        <draw:custom-shape draw:style-name="gr12" draw:text-style-name="P2" draw:id="id23" draw:layer="layout" svg:width="3.175cm" svg:height="1.115cm" svg:x="5.436cm" svg:y="5.436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25" draw:layer="layout" svg:width="3.175cm" svg:height="1.115cm" svg:x="8.611cm" svg:y="5.436cm">
          <text:p text:style-name="P1"><text:span text:style-name="T1">Skill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702cm" svg:height="1.331cm" svg:x="4.066cm" svg:y="4.375cm">
          <draw:text-box>
            <text:p text:style-name="P4">SkillRecord</text:p>
          </draw:text-box>
        </draw:frame>
        <draw:connector draw:style-name="gr14" draw:text-style-name="P5" draw:layer="layout" svg:x1="5.436cm" svg:y1="5.993cm" svg:x2="3.213cm" svg:y2="2.896cm" draw:start-shape="id23" draw:start-glue-point="3" draw:end-shape="id24" draw:end-glue-point="2">
          <text:p text:style-name="P4"/>
        </draw:connector>
        <draw:connector draw:style-name="gr14" draw:text-style-name="P5" draw:layer="layout" draw:line-skew="0.106cm" svg:x1="10.198cm" svg:y1="5.436cm" svg:x2="13.091cm" svg:y2="2.896cm" draw:start-shape="id25" draw:end-shape="id26" draw:end-glue-point="2">
          <text:p text:style-name="P4"/>
        </draw:connector>
        <draw:custom-shape draw:style-name="gr12" draw:text-style-name="P3" draw:layer="layout" svg:width="3.175cm" svg:height="1.115cm" svg:x="11.786cm" svg:y="5.436cm">
          <text:p text:style-name="P1"><text:span text:style-name="T2">Since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office:forms form:automatic-focus="false" form:apply-design-mode="false"/>
        <draw:custom-shape draw:style-name="gr7" draw:text-style-name="P2" draw:layer="layout" svg:width="4.261cm" svg:height="1.27cm" svg:x="2.262cm" svg:y="2.756cm">
          <text:p text:style-name="P1"><text:span text:style-name="T1">Major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445cm" svg:height="1.27cm" svg:x="6.523cm" svg:y="2.756cm">
          <text:p text:style-name="P1"><text:span text:style-name="T2">Major Titl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74cm" svg:height="1.115cm" svg:x="6.072cm" svg:y="7.20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445cm" svg:height="1.115cm" svg:x="9.246cm" svg:y="7.201cm">
          <text:p text:style-name="P1"><text:span text:style-name="T2">MajorCode</text:span></text:p>
          <draw:enhanced-geometry svg:viewBox="0 0 21600 21600" draw:type="rectangle" draw:enhanced-path="M 0 0 L 21600 0 21600 21600 0 21600 0 0 Z N"/>
        </draw:custom-shape>
        <draw:frame draw:style-name="gr3" draw:layer="layout" svg:width="2.686cm" svg:height="0.984cm" svg:x="0.992cm" svg:y="5.931cm">
          <draw:text-box>
            <text:p text:style-name="P4">Student</text:p>
          </draw:text-box>
        </draw:frame>
        <draw:frame draw:style-name="gr3" draw:layer="layout" svg:width="2.085cm" svg:height="0.984cm" svg:x="0.992cm" svg:y="1.79cm">
          <draw:text-box>
            <text:p text:style-name="P4">Major</text:p>
          </draw:text-box>
        </draw:frame>
        <draw:custom-shape draw:style-name="gr7" draw:text-style-name="P2" draw:layer="layout" svg:width="4.261cm" svg:height="1.115cm" svg:x="1.811cm" svg:y="7.201cm">
          <text:p text:style-name="P1"><text:span text:style-name="T1">StudentId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0.516cm" svg:y1="7.341cm" svg:x2="4.167cm" svg:y2="4.026cm">
          <text:p text:style-name="P4"/>
        </draw:line>
      </draw:page>
      <draw:page draw:name="Offering" draw:style-name="dp1" draw:master-page-name="Default">
        <office:forms form:automatic-focus="false" form:apply-design-mode="false"/>
        <draw:custom-shape draw:style-name="gr7" draw:text-style-name="P3" draw:layer="layout" svg:width="2.236cm" svg:height="0.917cm" svg:x="3.052cm" svg:y="2.377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3.216cm" svg:height="0.984cm" svg:x="0.991cm" svg:y="1.487cm">
          <draw:text-box>
            <text:p text:style-name="P4">Professor</text:p>
          </draw:text-box>
        </draw:frame>
        <draw:custom-shape draw:style-name="gr7" draw:text-style-name="P2" draw:id="id28" draw:layer="layout" svg:width="1.515cm" svg:height="0.917cm" svg:x="1.537cm" svg:y="2.377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2.236cm" svg:height="0.917cm" svg:x="9.026cm" svg:y="2.377cm">
            <text:p text:style-name="P1"><text:span text:style-name="T2">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4" draw:layer="layout" svg:width="2.542cm" svg:height="0.984cm" svg:x="6.965cm" svg:y="1.487cm">
            <draw:text-box>
              <text:p text:style-name="P4">Course</text:p>
            </draw:text-box>
          </draw:frame>
          <draw:custom-shape draw:style-name="gr7" draw:text-style-name="P2" draw:layer="layout" svg:width="1.515cm" svg:height="0.917cm" svg:x="7.511cm" svg:y="2.377cm"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layout" svg:width="2.237cm" svg:height="0.917cm" svg:x="15.264cm" svg:y="2.377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" draw:layer="layout" svg:width="2.437cm" svg:height="0.984cm" svg:x="13.204cm" svg:y="1.487cm">
          <draw:text-box>
            <text:p text:style-name="P4">School</text:p>
          </draw:text-box>
        </draw:frame>
        <draw:custom-shape draw:style-name="gr7" draw:text-style-name="P2" draw:layer="layout" svg:width="1.514cm" svg:height="0.917cm" svg:x="13.75cm" svg:y="2.377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36cm" svg:height="0.917cm" svg:x="9.026cm" svg:y="2.378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2.542cm" svg:height="0.984cm" svg:x="6.965cm" svg:y="1.488cm">
          <draw:text-box>
            <text:p text:style-name="P4">Course</text:p>
          </draw:text-box>
        </draw:frame>
        <draw:custom-shape draw:style-name="gr7" draw:text-style-name="P2" draw:id="id30" draw:layer="layout" svg:width="1.515cm" svg:height="0.917cm" svg:x="7.511cm" svg:y="2.378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29" draw:layer="layout" svg:width="2.795cm" svg:height="0.917cm" svg:x="10.32cm" svg:y="6.424cm">
          <text:p text:style-name="P1"><text:span text:style-name="T1">Cours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56cm" svg:height="0.917cm" svg:x="13.115cm" svg:y="6.424cm">
          <text:p text:style-name="P1"><text:span text:style-name="T1">School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2.746cm" svg:height="0.984cm" svg:x="5.847cm" svg:y="5.382cm">
          <draw:text-box>
            <text:p text:style-name="P4">Offering</text:p>
          </draw:text-box>
        </draw:frame>
        <draw:custom-shape draw:style-name="gr7" draw:text-style-name="P2" draw:id="id27" draw:layer="layout" svg:width="3.752cm" svg:height="0.917cm" svg:x="6.568cm" svg:y="6.424cm">
          <text:p text:style-name="P1"><text:span text:style-name="T1">Professor</text:span>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svg:x1="6.568cm" svg:y1="6.882cm" svg:x2="2.294cm" svg:y2="3.294cm" draw:start-shape="id27" draw:start-glue-point="3" draw:end-shape="id28" draw:end-glue-point="2">
          <text:p text:style-name="P4"/>
        </draw:connector>
        <draw:connector draw:style-name="gr25" draw:text-style-name="P5" draw:layer="layout" svg:x1="11.717cm" svg:y1="6.424cm" svg:x2="8.268cm" svg:y2="3.295cm" draw:start-shape="id29" draw:start-glue-point="0" draw:end-shape="id30" draw:end-glue-point="2">
          <text:p text:style-name="P4"/>
        </draw:connector>
        <draw:line draw:style-name="gr26" draw:text-style-name="P5" draw:layer="layout" svg:x1="14.793cm" svg:y1="6.425cm" svg:x2="14.793cm" svg:y2="3.294cm">
          <text:p text:style-name="P4"/>
        </draw:line>
      </draw:page>
      <draw:page draw:name="SkillRecordCertifier" draw:style-name="dp1" draw:master-page-name="Default">
        <office:forms form:automatic-focus="false" form:apply-design-mode="false"/>
        <draw:custom-shape draw:style-name="gr7" draw:text-style-name="P3" draw:layer="layout" svg:width="2.236cm" svg:height="0.917cm" svg:x="3.052cm" svg:y="2.377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3.317cm" svg:height="0.984cm" svg:x="0.991cm" svg:y="1.487cm">
          <draw:text-box>
            <text:p text:style-name="P4">Employee</text:p>
          </draw:text-box>
        </draw:frame>
        <draw:custom-shape draw:style-name="gr7" draw:text-style-name="P2" draw:id="id32" draw:layer="layout" svg:width="1.515cm" svg:height="0.917cm" svg:x="1.537cm" svg:y="2.377cm">
          <text:p text:style-name="P1"><text:span text:style-name="T1">SSN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2.236cm" svg:height="0.917cm" svg:x="9.026cm" svg:y="2.377cm">
            <text:p text:style-name="P1"><text:span text:style-name="T2">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4" draw:layer="layout" svg:width="2.448cm" svg:height="0.984cm" svg:x="6.965cm" svg:y="1.487cm">
            <draw:text-box>
              <text:p text:style-name="P4">Skill</text:p>
            </draw:text-box>
          </draw:frame>
          <draw:custom-shape draw:style-name="gr7" draw:text-style-name="P2" draw:layer="layout" svg:width="1.515cm" svg:height="0.917cm" svg:x="7.511cm" svg:y="2.377cm"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layout" svg:width="2.237cm" svg:height="0.917cm" svg:x="15.264cm" svg:y="2.377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" draw:layer="layout" svg:width="2.72cm" svg:height="0.984cm" svg:x="13.204cm" svg:y="1.487cm">
          <draw:text-box>
            <text:p text:style-name="P4">Certifier</text:p>
          </draw:text-box>
        </draw:frame>
        <draw:custom-shape draw:style-name="gr7" draw:text-style-name="P2" draw:id="id36" draw:layer="layout" svg:width="1.514cm" svg:height="0.917cm" svg:x="13.75cm" svg:y="2.377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36cm" svg:height="0.917cm" svg:x="9.026cm" svg:y="2.378cm">
          <text:p text:style-name="P1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id="id34" draw:layer="layout" svg:width="1.515cm" svg:height="0.917cm" svg:x="7.511cm" svg:y="2.378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33" draw:layer="layout" svg:width="2.795cm" svg:height="0.917cm" svg:x="8.553cm" svg:y="6.424cm">
          <text:p text:style-name="P1"><text:span text:style-name="T1">Skill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35" draw:layer="layout" svg:width="3.116cm" svg:height="0.917cm" svg:x="11.348cm" svg:y="6.424cm">
          <text:p text:style-name="P1"><text:span text:style-name="T1">Certifier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3.702cm" svg:height="0.984cm" svg:x="3.639cm" svg:y="5.436cm">
          <draw:text-box>
            <text:p text:style-name="P4">SkillRecord</text:p>
          </draw:text-box>
        </draw:frame>
        <draw:custom-shape draw:style-name="gr7" draw:text-style-name="P2" draw:id="id31" draw:layer="layout" svg:width="3.752cm" svg:height="0.917cm" svg:x="4.801cm" svg:y="6.424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4.801cm" svg:y1="6.882cm" svg:x2="2.294cm" svg:y2="3.294cm" draw:start-shape="id31" draw:start-glue-point="3" draw:end-shape="id32" draw:end-glue-point="2">
          <text:p text:style-name="P4"/>
        </draw:connector>
        <draw:connector draw:style-name="gr11" draw:text-style-name="P5" draw:layer="layout" svg:x1="9.95cm" svg:y1="6.424cm" svg:x2="8.268cm" svg:y2="3.295cm" draw:start-shape="id33" draw:start-glue-point="0" draw:end-shape="id34" draw:end-glue-point="2">
          <text:p text:style-name="P4"/>
        </draw:connector>
        <draw:custom-shape draw:style-name="gr7" draw:text-style-name="P3" draw:layer="layout" svg:width="2.54cm" svg:height="0.917cm" svg:x="14.464cm" svg:y="6.424cm">
          <text:p text:style-name="P6"><text:span text:style-name="T2">Since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2.906cm" svg:y1="6.424cm" svg:x2="14.507cm" svg:y2="3.294cm" draw:start-shape="id35" draw:end-shape="id36" draw:end-glue-point="2">
          <text:p text:style-name="P4"/>
        </draw:connector>
      </draw:page>
      <draw:page draw:name="EmployeeHasSkill" draw:style-name="dp1" draw:master-page-name="Default">
        <office:forms form:automatic-focus="false" form:apply-design-mode="false"/>
        <draw:custom-shape draw:style-name="gr7" draw:text-style-name="P2" draw:id="id38" draw:layer="layout" svg:width="3.175cm" svg:height="0.915cm" svg:x="1.626cm" svg:y="1.981cm">
          <text:p text:style-name="P1"><text:span text:style-name="T1">SS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69cm" svg:height="0.915cm" svg:x="4.80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317cm" svg:height="1.331cm" svg:x="0.991cm" svg:y="1.13cm">
          <draw:text-box>
            <text:p text:style-name="P4">Employee</text:p>
          </draw:text-box>
        </draw:frame>
        <draw:custom-shape draw:style-name="gr7" draw:text-style-name="P2" draw:id="id40" draw:layer="layout" svg:width="2.54cm" svg:height="0.915cm" svg:x="11.821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4cm" svg:height="0.915cm" svg:x="14.36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662cm" svg:height="1.331cm" svg:x="11.204cm" svg:y="1.113cm">
          <draw:text-box>
            <text:p text:style-name="P4">Skill</text:p>
          </draw:text-box>
        </draw:frame>
        <draw:custom-shape draw:style-name="gr12" draw:text-style-name="P2" draw:id="id37" draw:layer="layout" svg:width="3.175cm" svg:height="1.115cm" svg:x="5.436cm" svg:y="5.436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39" draw:layer="layout" svg:width="3.175cm" svg:height="1.115cm" svg:x="8.611cm" svg:y="5.436cm">
          <text:p text:style-name="P1"><text:span text:style-name="T1">Skill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628cm" svg:height="1.331cm" svg:x="4.066cm" svg:y="4.375cm">
          <draw:text-box>
            <text:p text:style-name="P4">Has</text:p>
          </draw:text-box>
        </draw:frame>
        <draw:connector draw:style-name="gr14" draw:text-style-name="P5" draw:layer="layout" svg:x1="5.436cm" svg:y1="5.993cm" svg:x2="3.213cm" svg:y2="2.896cm" draw:start-shape="id37" draw:start-glue-point="3" draw:end-shape="id38" draw:end-glue-point="2">
          <text:p text:style-name="P4"/>
        </draw:connector>
        <draw:connector draw:style-name="gr14" draw:text-style-name="P5" draw:layer="layout" draw:line-skew="0.106cm" svg:x1="10.198cm" svg:y1="5.436cm" svg:x2="13.091cm" svg:y2="2.896cm" draw:start-shape="id39" draw:end-shape="id40" draw:end-glue-point="2">
          <text:p text:style-name="P4"/>
        </draw:connector>
        <draw:custom-shape draw:style-name="gr12" draw:text-style-name="P3" draw:layer="layout" svg:width="3.175cm" svg:height="1.115cm" svg:x="11.786cm" svg:y="5.436cm">
          <text:p text:style-name="P1"><text:span text:style-name="T2">Since</text:span></text:p>
          <draw:enhanced-geometry svg:viewBox="0 0 21600 21600" draw:type="rectangle" draw:enhanced-path="M 0 0 L 21600 0 21600 21600 0 21600 0 0 Z N"/>
        </draw:custom-shape>
      </draw:page>
      <draw:page draw:name="TVEpisode" draw:style-name="dp1" draw:master-page-name="Default">
        <office:forms form:automatic-focus="false" form:apply-design-mode="false"/>
        <draw:custom-shape draw:style-name="gr7" draw:text-style-name="P2" draw:id="id41" draw:layer="layout" svg:width="2.117cm" svg:height="1.115cm" svg:x="7.717cm" svg:y="2.416cm">
          <text:p text:style-name="P7"><text:span text:style-name="T1">Se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587cm" svg:height="1.115cm" svg:x="9.834cm" svg:y="2.416cm">
          <text:p text:style-name="P7"><text:span text:style-name="T1">Number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998cm" svg:height="1.331cm" svg:x="6.836cm" svg:y="1.391cm">
          <draw:text-box>
            <text:p text:style-name="P8">Episode</text:p>
          </draw:text-box>
        </draw:frame>
        <draw:custom-shape draw:style-name="gr7" draw:text-style-name="P2" draw:id="id42" draw:layer="layout" svg:width="1.905cm" svg:height="1.115cm" svg:x="1.626cm" svg:y="2.416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64cm" svg:height="1.115cm" svg:x="3.531cm" svg:y="2.416cm">
          <text:p text:style-name="P7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11cm" svg:height="1.331cm" svg:x="1.225cm" svg:y="1.27cm">
          <draw:text-box>
            <text:p text:style-name="P8">TVSeries</text:p>
          </draw:text-box>
        </draw:frame>
        <draw:custom-shape draw:style-name="gr12" draw:text-style-name="P3" draw:layer="layout" svg:width="1.27cm" svg:height="1.114cm" svg:x="12.421cm" svg:y="2.417cm">
          <text:p text:style-name="P7"><text:span text:style-name="T2">titl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line-skew="0.77cm" svg:x1="8.775cm" svg:y1="3.531cm" svg:x2="2.578cm" svg:y2="3.531cm" draw:start-shape="id41" draw:start-glue-point="2" draw:end-shape="id42" draw:end-glue-point="2">
          <text:p text:style-name="P4"/>
        </draw:connector>
        <draw:custom-shape draw:style-name="gr12" draw:text-style-name="P3" draw:layer="layout" svg:width="4.368cm" svg:height="1.114cm" svg:x="13.691cm" svg:y="2.417cm">
          <text:p text:style-name="P7"><text:span text:style-name="T2">FirstAiringDate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office:forms form:automatic-focus="false" form:apply-design-mode="false"/>
        <draw:custom-shape draw:style-name="gr7" draw:text-style-name="P2" draw:id="id44" draw:layer="layout" svg:width="3.175cm" svg:height="0.915cm" svg:x="8.831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69cm" svg:height="0.915cm" svg:x="12.006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2.542cm" svg:height="0.996cm" svg:x="8.196cm" svg:y="1.03cm">
          <draw:text-box>
            <text:p text:style-name="P4">Course</text:p>
          </draw:text-box>
        </draw:frame>
        <draw:custom-shape draw:style-name="gr12" draw:text-style-name="P2" draw:id="id43" draw:layer="layout" svg:width="3.175cm" svg:height="1.115cm" svg:x="3.531cm" svg:y="5.591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45" draw:layer="layout" svg:width="3.175cm" svg:height="1.115cm" svg:x="6.706cm" svg:y="5.591cm">
          <text:p text:style-name="P1"><text:span text:style-name="T1">Post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4.376cm" svg:height="1.331cm" svg:x="2.161cm" svg:y="4.53cm">
          <draw:text-box>
            <text:p text:style-name="P4">IsPrerequisite</text:p>
          </draw:text-box>
        </draw:frame>
        <draw:connector draw:style-name="gr14" draw:text-style-name="P5" draw:layer="layout" draw:line-skew="-1.404cm" svg:x1="3.531cm" svg:y1="6.148cm" svg:x2="8.831cm" svg:y2="2.438cm" draw:start-shape="id43" draw:start-glue-point="3" draw:end-shape="id44" draw:end-glue-point="3">
          <text:p text:style-name="P4"/>
        </draw:connector>
        <draw:connector draw:style-name="gr14" draw:text-style-name="P5" draw:layer="layout" svg:x1="8.293cm" svg:y1="5.591cm" svg:x2="8.831cm" svg:y2="2.438cm" draw:start-shape="id45" draw:start-glue-point="0" draw:end-shape="id44" draw:end-glue-point="3">
          <text:p text:style-name="P4"/>
        </draw:connector>
        <draw:custom-shape draw:style-name="gr12" draw:text-style-name="P2" draw:id="id46" draw:layer="layout" svg:width="3.175cm" svg:height="1.115cm" svg:x="11.709cm" svg:y="5.591cm">
          <text:p text:style-name="P1"><text:span text:style-name="T1">Requir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47" draw:layer="layout" svg:width="3.175cm" svg:height="1.115cm" svg:x="14.884cm" svg:y="5.591cm">
          <text:p text:style-name="P1"><text:span text:style-name="T1">Required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4.409cm" svg:height="1.331cm" svg:x="10.339cm" svg:y="4.53cm">
          <draw:text-box>
            <text:p text:style-name="P4">IsCorrequisite</text:p>
          </draw:text-box>
        </draw:frame>
        <draw:connector draw:style-name="gr14" draw:text-style-name="P5" draw:layer="layout" svg:x1="11.709cm" svg:y1="6.148cm" svg:x2="10.418cm" svg:y2="2.896cm" draw:start-shape="id46" draw:start-glue-point="3" draw:end-shape="id44" draw:end-glue-point="2">
          <text:p text:style-name="P4"/>
        </draw:connector>
        <draw:connector draw:style-name="gr14" draw:text-style-name="P5" draw:layer="layout" svg:x1="16.471cm" svg:y1="5.591cm" svg:x2="10.419cm" svg:y2="2.896cm" draw:start-shape="id47" draw:start-glue-point="0">
          <text:p text:style-name="P4"/>
        </draw:connector>
      </draw:page>
      <draw:page draw:name="page19" draw:style-name="dp1" draw:master-page-name="Default">
        <office:forms form:automatic-focus="false" form:apply-design-mode="false"/>
        <draw:custom-shape draw:style-name="gr7" draw:text-style-name="P2" draw:id="id48" draw:layer="layout" svg:width="2.117cm" svg:height="1.115cm" svg:x="6.917cm" svg:y="2.416cm">
          <text:p text:style-name="P7"><text:span text:style-name="T1">Cou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952cm" svg:height="1.115cm" svg:x="9.034cm" svg:y="2.416cm">
          <text:p text:style-name="P7"><text:span text:style-name="T1">SecNo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998cm" svg:height="1.331cm" svg:x="6.036cm" svg:y="1.391cm">
          <draw:text-box>
            <text:p text:style-name="P8">Section</text:p>
          </draw:text-box>
        </draw:frame>
        <draw:custom-shape draw:style-name="gr7" draw:text-style-name="P2" draw:id="id49" draw:layer="layout" svg:width="1.905cm" svg:height="1.115cm" svg:x="1.626cm" svg:y="2.416cm">
          <text:p text:style-name="P7"><text:span text:style-name="T1">Cn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64cm" svg:height="1.115cm" svg:x="3.531cm" svg:y="2.416cm">
          <text:p text:style-name="P7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764cm" svg:height="1.331cm" svg:x="1.225cm" svg:y="1.27cm">
          <draw:text-box>
            <text:p text:style-name="P8">Course</text:p>
          </draw:text-box>
        </draw:frame>
        <draw:custom-shape draw:style-name="gr12" draw:text-style-name="P10" draw:layer="layout" svg:width="2.54cm" svg:height="1.114cm" svg:x="10.986cm" svg:y="2.417cm">
          <text:p text:style-name="P9"><text:span text:style-name="T3">Semester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line-skew="0.77cm" svg:x1="7.975cm" svg:y1="3.531cm" svg:x2="2.578cm" svg:y2="3.531cm" draw:start-shape="id48" draw:start-glue-point="2" draw:end-shape="id49" draw:end-glue-point="2">
          <text:p text:style-name="P4"/>
        </draw:connector>
        <draw:custom-shape draw:style-name="gr12" draw:text-style-name="P10" draw:layer="layout" svg:width="1.27cm" svg:height="1.114cm" svg:x="13.526cm" svg:y="2.417cm">
          <text:p text:style-name="P9"><text:span text:style-name="T3">Yea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50" draw:layer="layout" svg:width="2.463cm" svg:height="1.114cm" svg:x="14.796cm" svg:y="2.417cm">
          <text:p text:style-name="P7"><text:span text:style-name="T2">Tea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51" draw:layer="layout" svg:width="1.905cm" svg:height="1.115cm" svg:x="11.552cm" svg:y="5.582cm">
          <text:p text:style-name="P7"><text:span text:style-name="T1">SS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64cm" svg:height="1.115cm" svg:x="13.457cm" svg:y="5.582cm">
          <text:p text:style-name="P7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764cm" svg:height="1.331cm" svg:x="11.151cm" svg:y="4.436cm">
          <draw:text-box>
            <text:p text:style-name="P8">Teacher</text:p>
          </draw:text-box>
        </draw:frame>
        <draw:connector draw:style-name="gr17" draw:text-style-name="P5" draw:layer="layout" draw:line-skew="0cm -0.535cm" svg:x1="16.027cm" svg:y1="3.531cm" svg:x2="11.552cm" svg:y2="6.139cm" draw:start-shape="id50" draw:start-glue-point="2" draw:end-shape="id51" draw:end-glue-point="3">
          <text:p text:style-name="P4"/>
        </draw:connector>
      </draw:page>
      <draw:page draw:name="page20" draw:style-name="dp1" draw:master-page-name="Default">
        <office:forms form:automatic-focus="false" form:apply-design-mode="false"/>
        <draw:custom-shape draw:style-name="gr7" draw:text-style-name="P2" draw:id="id53" draw:layer="layout" svg:width="3.175cm" svg:height="0.915cm" svg:x="2.426cm" svg:y="4.381cm">
          <text:p text:style-name="P1"><text:span text:style-name="T1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69cm" svg:height="0.915cm" svg:x="5.601cm" svg:y="4.381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416cm" svg:height="1.331cm" svg:x="1.791cm" svg:y="3.53cm">
          <draw:text-box>
            <text:p text:style-name="P4">CD</text:p>
          </draw:text-box>
        </draw:frame>
        <draw:custom-shape draw:style-name="gr7" draw:text-style-name="P2" draw:id="id55" draw:layer="layout" svg:width="2.54cm" svg:height="0.915cm" svg:x="12.621cm" svg:y="4.381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54cm" svg:height="0.915cm" svg:x="15.161cm" svg:y="4.3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509cm" svg:height="1.331cm" svg:x="12.004cm" svg:y="3.513cm">
          <draw:text-box>
            <text:p text:style-name="P4">Person</text:p>
          </draw:text-box>
        </draw:frame>
        <draw:connector draw:style-name="gr28" draw:text-style-name="P5" draw:layer="layout" svg:x1="6.871cm" svg:y1="2.809cm" svg:x2="4.013cm" svg:y2="4.381cm" draw:start-shape="id52" draw:start-glue-point="3" draw:end-shape="id53" draw:end-glue-point="0">
          <text:p text:style-name="P4"/>
        </draw:connector>
        <draw:connector draw:style-name="gr28" draw:text-style-name="P5" draw:layer="layout" svg:x1="10.998cm" svg:y1="3.296cm" svg:x2="12.621cm" svg:y2="4.838cm" draw:start-shape="id54" draw:end-shape="id55" draw:end-glue-point="3">
          <text:p text:style-name="P4"/>
        </draw:connector>
        <draw:custom-shape draw:style-name="gr12" draw:text-style-name="P2" draw:id="id52" draw:layer="layout" svg:width="2.54cm" svg:height="0.974cm" svg:x="6.871cm" svg:y="2.322cm">
          <text:p text:style-name="P1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54" draw:layer="layout" svg:width="3.175cm" svg:height="0.974cm" svg:x="9.411cm" svg:y="2.322cm">
          <text:p text:style-name="P1"><text:span text:style-name="T1">Performer</text:span></text:p>
          <draw:enhanced-geometry svg:viewBox="0 0 21600 21600" draw:type="rectangle" draw:enhanced-path="M 0 0 L 21600 0 21600 21600 0 21600 0 0 Z N"/>
        </draw:custom-shape>
        <draw:frame draw:style-name="gr29" draw:text-style-name="P4" draw:layer="layout" svg:width="3.076cm" svg:height="0.984cm" svg:x="5.466cm" svg:y="1.391cm">
          <draw:text-box>
            <text:p text:style-name="P4">Performs</text:p>
          </draw:text-box>
        </draw:frame>
        <draw:custom-shape draw:style-name="gr12" draw:text-style-name="P2" draw:id="id59" draw:layer="layout" svg:width="1.27cm" svg:height="0.974cm" svg:x="10.206cm" svg:y="7.002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905cm" svg:height="0.974cm" svg:x="11.476cm" svg:y="7.002cm">
          <text:p text:style-name="P6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29" draw:text-style-name="P4" draw:layer="layout" svg:width="1.979cm" svg:height="0.984cm" svg:x="9.736cm" svg:y="6.071cm">
          <draw:text-box>
            <text:p text:style-name="P4">Song</text:p>
          </draw:text-box>
        </draw:frame>
        <draw:custom-shape draw:style-name="gr12" draw:text-style-name="P3" draw:layer="layout" svg:width="2.54cm" svg:height="0.974cm" svg:x="13.381cm" svg:y="7.002cm">
          <text:p text:style-name="P6"><text:span text:style-name="T2">Length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57" draw:layer="layout" svg:width="1.905cm" svg:height="0.974cm" svg:x="15.921cm" svg:y="7.002cm">
          <text:p text:style-name="P6"><text:span text:style-name="T2">Auth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56" draw:layer="layout" svg:width="2.54cm" svg:height="0.974cm" svg:x="2.361cm" svg:y="7.002cm">
          <text:p text:style-name="P1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58" draw:layer="layout" svg:width="3.175cm" svg:height="0.974cm" svg:x="4.901cm" svg:y="7.002cm">
          <text:p text:style-name="P1"><text:span text:style-name="T1">Song</text:span></text:p>
          <draw:enhanced-geometry svg:viewBox="0 0 21600 21600" draw:type="rectangle" draw:enhanced-path="M 0 0 L 21600 0 21600 21600 0 21600 0 0 Z N"/>
        </draw:custom-shape>
        <draw:frame draw:style-name="gr29" draw:text-style-name="P4" draw:layer="layout" svg:width="2.86cm" svg:height="0.984cm" svg:x="2.861cm" svg:y="6.071cm">
          <draw:text-box>
            <text:p text:style-name="P4">Includes</text:p>
          </draw:text-box>
        </draw:frame>
        <draw:connector draw:style-name="gr28" draw:text-style-name="P5" draw:layer="layout" draw:line-skew="-0.769cm" svg:x1="2.361cm" svg:y1="7.489cm" svg:x2="2.426cm" svg:y2="4.838cm" draw:start-shape="id56" draw:start-glue-point="3" draw:end-shape="id53">
          <text:p text:style-name="P4"/>
        </draw:connector>
        <draw:connector draw:style-name="gr28" draw:text-style-name="P5" draw:layer="layout" draw:line-skew="0.557cm" svg:x1="16.873cm" svg:y1="7.002cm" svg:x2="13.891cm" svg:y2="5.296cm" draw:start-shape="id57" draw:start-glue-point="0" draw:end-shape="id55" draw:end-glue-point="2">
          <text:p text:style-name="P4"/>
        </draw:connector>
        <draw:connector draw:style-name="gr28" draw:text-style-name="P5" draw:layer="layout" svg:x1="8.076cm" svg:y1="7.489cm" svg:x2="10.206cm" svg:y2="7.489cm" draw:start-shape="id58" draw:start-glue-point="1" draw:end-shape="id59" draw:end-glue-point="3">
          <text:p text:style-name="P4"/>
        </draw:connector>
        <draw:connector draw:style-name="gr28" draw:text-style-name="P5" draw:layer="layout" svg:x1="10.999cm" svg:y1="3.296cm" svg:x2="12.622cm" svg:y2="4.838cm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9.05cm" fo:page-height="10.16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Orlando Karam</meta:initial-creator>
    <meta:creation-date>2007-09-10T16:54:27</meta:creation-date>
    <dc:date>2010-02-11T17:19:30</dc:date>
    <dc:language>en-US</dc:language>
    <meta:editing-cycles>30</meta:editing-cycles>
    <meta:editing-duration>PT17H22M45S</meta:editing-duration>
    <meta:user-defined meta:name="Info 1"/>
    <meta:user-defined meta:name="Info 2"/>
    <meta:user-defined meta:name="Info 3"/>
    <meta:user-defined meta:name="Info 4"/>
    <meta:document-statistic meta:object-count="246"/>
  </office:meta>
</office:document-meta>
</file>